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6" table:style-name="ce1"/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/>
        </table:table-row>
        <table:table-row table:style-name="ro1">
          <table:table-cell table:number-columns-repeated="11" table:style-name="ce7"/>
          <table:table-cell table:number-columns-repeated="16373"/>
        </table:table-row>
        <table:table-row table:number-rows-repeated="3" table:style-name="ro1">
          <table:table-cell table:number-columns-repeated="11" table:style-name="ce6"/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3">
          <table:table-cell table:number-columns-repeated="10" table:style-name="ce7"/>
          <table:table-cell table:number-columns-repeated="16374"/>
        </table:table-row>
        <table:table-row table:number-rows-repeated="3" table:style-name="ro3">
          <table:table-cell table:number-columns-repeated="10" table:style-name="ce6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4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255" table:style-name="ce4">
            <text:p>255</text:p>
          </table:table-cell>
          <table:table-cell office:value-type="float" office:value="258.69565217391306" table:style-name="ce4">
            <text:p>258.6956522</text:p>
          </table:table-cell>
          <table:table-cell office:value-type="float" office:value="262.39130434782612" table:style-name="ce4">
            <text:p>262.3913043</text:p>
          </table:table-cell>
          <table:table-cell office:value-type="float" office:value="266.08695652173918" table:style-name="ce4">
            <text:p>266.0869565</text:p>
          </table:table-cell>
          <table:table-cell office:value-type="float" office:value="269.78260869565224" table:style-name="ce4">
            <text:p>269.7826087</text:p>
          </table:table-cell>
          <table:table-cell office:value-type="float" office:value="273.4782608695653" table:style-name="ce4">
            <text:p>273.4782609</text:p>
          </table:table-cell>
          <table:table-cell office:value-type="float" office:value="277.17391304347836" table:style-name="ce4">
            <text:p>277.173913</text:p>
          </table:table-cell>
          <table:table-cell office:value-type="float" office:value="280.86956521739143" table:style-name="ce4">
            <text:p>280.8695652</text:p>
          </table:table-cell>
          <table:table-cell office:value-type="float" office:value="284.56521739130449" table:style-name="ce4">
            <text:p>284.5652174</text:p>
          </table:table-cell>
          <table:table-cell office:value-type="float" office:value="288.26086956521755" table:style-name="ce4">
            <text:p>288.2608696</text:p>
          </table:table-cell>
          <table:table-cell office:value-type="float" office:value="291.95652173913061" table:style-name="ce4">
            <text:p>291.9565217</text:p>
          </table:table-cell>
          <table:table-cell office:value-type="float" office:value="295.65217391304367" table:style-name="ce4">
            <text:p>295.6521739</text:p>
          </table:table-cell>
          <table:table-cell office:value-type="float" office:value="299.34782608695673" table:style-name="ce4">
            <text:p>299.3478261</text:p>
          </table:table-cell>
          <table:table-cell office:value-type="float" office:value="303.04347826086979" table:style-name="ce4">
            <text:p>303.0434783</text:p>
          </table:table-cell>
          <table:table-cell office:value-type="float" office:value="306.73913043478285" table:style-name="ce4">
            <text:p>306.7391304</text:p>
          </table:table-cell>
          <table:table-cell office:value-type="float" office:value="310.43478260869591" table:style-name="ce4">
            <text:p>310.4347826</text:p>
          </table:table-cell>
          <table:table-cell office:value-type="float" office:value="314.13043478260897" table:style-name="ce4">
            <text:p>314.1304348</text:p>
          </table:table-cell>
          <table:table-cell office:value-type="float" office:value="317.82608695652203" table:style-name="ce4">
            <text:p>317.826087</text:p>
          </table:table-cell>
          <table:table-cell office:value-type="float" office:value="321.52173913043509" table:style-name="ce4">
            <text:p>321.5217391</text:p>
          </table:table-cell>
          <table:table-cell office:value-type="float" office:value="325.21739130434815" table:style-name="ce4">
            <text:p>325.2173913</text:p>
          </table:table-cell>
          <table:table-cell office:value-type="float" office:value="328.91304347826122" table:style-name="ce4">
            <text:p>328.9130435</text:p>
          </table:table-cell>
          <table:table-cell office:value-type="float" office:value="332.60869565217428" table:style-name="ce4">
            <text:p>332.6086957</text:p>
          </table:table-cell>
          <table:table-cell office:value-type="float" office:value="336.30434782608734" table:style-name="ce4">
            <text:p>336.3043478</text:p>
          </table:table-cell>
          <table:table-cell office:value-type="float" office:value="340.0000000000004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25" table:style-name="ce4"/>
          <table:table-cell table:number-columns-repeated="964" table:style-name="ce3"/>
          <table:table-cell table:number-columns-repeated="15395"/>
        </table:table-row>
        <table:table-row table:number-rows-repeated="1048565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"/>
        <table:table-column table:style-name="co5" table:number-columns-repeated="16374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3" table:style-name="ce8">
            <text:p>0.03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9" table:style-name="ce8"/>
          <table:table-cell table:number-columns-repeated="16373"/>
        </table:table-row>
        <table:table-row table:number-rows-repeated="2" table:style-name="ro3">
          <table:table-cell table:number-columns-repeated="2"/>
          <table:table-cell table:number-columns-repeated="9" table:style-name="ce8"/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3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1:56:36Z</meta:creation-date>
    <dc:date>2024-10-10T16:46:14Z</dc:date>
    <meta:editing-cycles>120</meta:editing-cycles>
    <meta:editing-duration>PT0S</meta:editing-duration>
  </office:meta>
</office:document-meta>
</file>